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2"/>
        <table:table-column table:style-name="co5" table:default-cell-style-name="ce2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HOPITAL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MB93_X</text:p>
          </table:table-cell>
          <table:table-cell office:value-type="string" calcext:value-type="string">
            <text:p>LAMB93_Y</text:p>
          </table:table-cell>
          <table:table-cell office:value-type="string" calcext:value-type="string">
            <text:p>RPU_NAME</text:p>
          </table:table-cell>
          <table:table-cell office:value-type="string" calcext:value-type="string">
            <text:p>FINESSG</text:p>
          </table:table-cell>
          <table:table-cell office:value-type="string" calcext:value-type="string">
            <text:p>FINESSJ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ZONE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LITS_TOT</text:p>
          </table:table-cell>
          <table:table-cell office:value-type="string" calcext:value-type="string">
            <text:p>LITS_MED</text:p>
          </table:table-cell>
          <table:table-cell office:value-type="string" calcext:value-type="string">
            <text:p>LITS_CHIR</text:p>
          </table:table-cell>
          <table:table-cell office:value-type="string" calcext:value-type="string">
            <text:p>LITS_REA</text:p>
          </table:table-cell>
          <table:table-cell office:value-type="string" calcext:value-type="string">
            <text:p>URG_JOUR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7.93197620</text:p>
          </table:table-cell>
          <table:table-cell office:value-type="string" calcext:value-type="string">
            <text:p>49.04175240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office:value-type="float" office:value="670000272" calcext:value-type="float">
            <text:p>670000272</text:p>
          </table:table-cell>
          <table:table-cell office:value-type="float" office:value="670780543" calcext:value-type="float">
            <text:p>67078054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7.77857800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office:value-type="float" office:value="670000157" calcext:value-type="float">
            <text:p>670000157</text:p>
          </table:table-cell>
          <table:table-cell office:value-type="float" office:value="670780337" calcext:value-type="float">
            <text:p>67078033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7.34948860</text:p>
          </table:table-cell>
          <table:table-cell office:value-type="string" calcext:value-type="string">
            <text:p>48.74597440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office:value-type="float" office:value="670000165" calcext:value-type="float">
            <text:p>670000165</text:p>
          </table:table-cell>
          <table:table-cell office:value-type="float" office:value="670780345" calcext:value-type="float">
            <text:p>6707803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7.75780840</text:p>
          </table:table-cell>
          <table:table-cell office:value-type="string" calcext:value-type="string">
            <text:p>48.56514470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float" office:value="670016237" calcext:value-type="float">
            <text:p>670016237</text:p>
          </table:table-cell>
          <table:table-cell office:value-type="float" office:value="670016211" calcext:value-type="float">
            <text:p>670016211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7.78804740</text:p>
          </table:table-cell>
          <table:table-cell office:value-type="string" calcext:value-type="string">
            <text:p>48.61489980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float" office:value="670780212" calcext:value-type="float">
            <text:p>670780212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7.74104320</text:p>
          </table:table-cell>
          <table:table-cell office:value-type="string" calcext:value-type="string">
            <text:p>48.57536360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office:value-type="float" office:value="670000025" calcext:value-type="float">
            <text:p>670000025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835" calcext:value-type="float">
            <text:p>835</text:p>
          </table:table-cell>
          <table:table-cell office:value-type="float" office:value="538" calcext:value-type="float">
            <text:p>538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Hôpital de Hautepierre</text:p>
          </table:table-cell>
          <table:table-cell office:value-type="string" calcext:value-type="string">
            <text:p>7.70714690 <text:s/></text:p>
          </table:table-cell>
          <table:table-cell office:value-type="string" calcext:value-type="string">
            <text:p>48.59323950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920" calcext:value-type="float">
            <text:p>920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Pédiatrie Hautepierr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48.57672450</text:p>
          </table:table-cell>
          <table:table-cell office:value-type="string" calcext:value-type="string">
            <text:p>7.7434235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ts</text:p>
          </table:table-cell>
          <table:table-cell office:value-type="float" office:value="670780162" calcext:value-type="float">
            <text:p>670780162</text:p>
          </table:table-cell>
          <table:table-cell/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 Luc</text:p>
          </table:table-cell>
          <table:table-cell office:value-type="string" calcext:value-type="string">
            <text:p>7.22398380</text:p>
          </table:table-cell>
          <table:table-cell office:value-type="string" calcext:value-type="string">
            <text:p>48.48286130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office:value-type="float" office:value="670798636" calcext:value-type="float">
            <text:p>670798636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7.21575570</text:p>
          </table:table-cell>
          <table:table-cell office:value-type="string" calcext:value-type="string">
            <text:p>47.90794590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float" office:value="680000700" calcext:value-type="float">
            <text:p>680000700</text:p>
          </table:table-cell>
          <table:table-cell office:value-type="float" office:value="680001005" calcext:value-type="float">
            <text:p>6800010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ENTRE MERE ENFANT LE PARC</text:p>
          </table:table-cell>
          <table:table-cell table:style-name="ce1" office:value-type="string" calcext:value-type="string">
            <text:p>7.3350301087</text:p>
          </table:table-cell>
          <table:table-cell table:style-name="ce1" office:value-type="string" calcext:value-type="string">
            <text:p>48.0870091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l</text:p>
          </table:table-cell>
          <table:table-cell office:value-type="float" office:value="680001245" calcext:value-type="float">
            <text:p>680001245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7.33731220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office:value-type="float" office:value="680000684" calcext:value-type="float">
            <text:p>680000684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70" calcext:value-type="float">
            <text:p>670</text:p>
          </table:table-cell>
          <table:table-cell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7.43438970</text:p>
          </table:table-cell>
          <table:table-cell office:value-type="string" calcext:value-type="string">
            <text:p>48.26115820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office:value-type="float" office:value="670000397" calcext:value-type="float">
            <text:p>670000397</text:p>
          </table:table-cell>
          <table:table-cell office:value-type="float" office:value="670780691" calcext:value-type="float">
            <text:p>67078069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E.Muller</text:p>
          </table:table-cell>
          <table:table-cell office:value-type="string" calcext:value-type="string">
            <text:p>7.34344870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office:value-type="float" office:value="680004546" calcext:value-type="float">
            <text:p>680004546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88" calcext:value-type="float">
            <text:p>688</text:p>
          </table:table-cell>
          <table:table-cell office:value-type="float" office:value="460" calcext:value-type="float">
            <text:p>46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7.09567220</text:p>
          </table:table-cell>
          <table:table-cell office:value-type="string" calcext:value-type="string">
            <text:p>47.81325770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float" office:value="680000601" calcext:value-type="float">
            <text:p>680000601</text:p>
          </table:table-cell>
          <table:table-cell office:value-type="float" office:value="680000437" calcext:value-type="float">
            <text:p>680000437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4</text:p>
          </table:table-cell>
        </table:table-row>
        <table:table-row table:style-name="ro1">
          <table:table-cell office:value-type="string" calcext:value-type="string">
            <text:p>Clinique des trois frontières</text:p>
          </table:table-cell>
          <table:table-cell office:value-type="string" calcext:value-type="string">
            <text:p>7.55113910</text:p>
          </table:table-cell>
          <table:table-cell office:value-type="string" calcext:value-type="string">
            <text:p>47.58249980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float" office:value="680000197" calcext:value-type="float">
            <text:p>680000197</text:p>
          </table:table-cell>
          <table:table-cell office:value-type="float" office:value="680000049" calcext:value-type="float">
            <text:p>680000049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5</text:p>
          </table:table-cell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7.25341060</text:p>
          </table:table-cell>
          <table:table-cell office:value-type="string" calcext:value-type="string">
            <text:p>47.62426690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float" office:value="680000544" calcext:value-type="float">
            <text:p>680000544</text:p>
          </table:table-cell>
          <table:table-cell office:value-type="float" office:value="680000395" calcext:value-type="float">
            <text:p>68000039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6</text:p>
          </table:table-cell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7.33130170</text:p>
          </table:table-cell>
          <table:table-cell office:value-type="string" calcext:value-type="string">
            <text:p>47.74951510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Roosvelt</text:p>
          </table:table-cell>
          <table:table-cell office:value-type="string" calcext:value-type="string">
            <text:p>7.33130700</text:p>
          </table:table-cell>
          <table:table-cell office:value-type="string" calcext:value-type="string">
            <text:p>47.749511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os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12:25:32.270830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27:36.821388872</meta:creation-date>
    <dc:date>2015-05-09T15:14:04.677040392</dc:date>
    <meta:editing-duration>PT4H27M34S</meta:editing-duration>
    <meta:editing-cycles>37</meta:editing-cycles>
    <meta:generator>LibreOffice/4.2.8.2$Linux_X86_64 LibreOffice_project/420m0$Build-2</meta:generator>
    <meta:document-statistic meta:table-count="1" meta:cell-count="406" meta:object-count="0"/>
  </office:meta>
</office:document-meta>
</file>